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, sans-serif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76d36" officeooo:paragraph-rsid="00076d36"/>
    </style:style>
    <style:style style:name="P2" style:family="paragraph" style:parent-style-name="Standard">
      <style:paragraph-properties fo:text-align="start" style:justify-single-word="false"/>
      <style:text-properties officeooo:rsid="00076d36" officeooo:paragraph-rsid="00076d36"/>
    </style:style>
    <style:style style:name="P3" style:family="paragraph" style:parent-style-name="Standard">
      <style:paragraph-properties fo:text-align="start" style:justify-single-word="false"/>
      <style:text-properties officeooo:rsid="00076d36" officeooo:paragraph-rsid="00220ee9"/>
    </style:style>
    <style:style style:name="P4" style:family="paragraph" style:parent-style-name="Standard">
      <style:text-properties officeooo:rsid="00076d36" officeooo:paragraph-rsid="00098750"/>
    </style:style>
    <style:style style:name="P5" style:family="paragraph" style:parent-style-name="Standard">
      <style:text-properties officeooo:rsid="00076d36" officeooo:paragraph-rsid="0022b418"/>
    </style:style>
    <style:style style:name="P6" style:family="paragraph" style:parent-style-name="Standard">
      <style:text-properties officeooo:rsid="00076d36" officeooo:paragraph-rsid="002d65ab"/>
    </style:style>
    <style:style style:name="P7" style:family="paragraph" style:parent-style-name="Standard">
      <style:text-properties officeooo:rsid="00076d36" officeooo:paragraph-rsid="0030c511"/>
    </style:style>
    <style:style style:name="P8" style:family="paragraph" style:parent-style-name="Standard">
      <style:text-properties officeooo:rsid="00076d36" officeooo:paragraph-rsid="0048f4bd"/>
    </style:style>
    <style:style style:name="P9" style:family="paragraph" style:parent-style-name="Standard">
      <style:text-properties officeooo:rsid="00076d36" officeooo:paragraph-rsid="004d2a2a"/>
    </style:style>
    <style:style style:name="P10" style:family="paragraph" style:parent-style-name="Standard">
      <style:text-properties officeooo:rsid="00076d36" officeooo:paragraph-rsid="00869667"/>
    </style:style>
    <style:style style:name="P11" style:family="paragraph" style:parent-style-name="Standard">
      <style:text-properties officeooo:rsid="00076d36" officeooo:paragraph-rsid="008846be"/>
    </style:style>
    <style:style style:name="P12" style:family="paragraph" style:parent-style-name="Standard">
      <style:text-properties officeooo:rsid="00076d36" officeooo:paragraph-rsid="008fc144"/>
    </style:style>
    <style:style style:name="P13" style:family="paragraph" style:parent-style-name="Standard">
      <style:text-properties officeooo:rsid="00076d36" officeooo:paragraph-rsid="00944a8c"/>
    </style:style>
    <style:style style:name="P14" style:family="paragraph" style:parent-style-name="Standard">
      <style:text-properties style:text-underline-style="solid" style:text-underline-width="auto" style:text-underline-color="font-color" officeooo:rsid="00076d36" officeooo:paragraph-rsid="00076d36"/>
    </style:style>
    <style:style style:name="P15" style:family="paragraph" style:parent-style-name="Standard">
      <style:text-properties style:text-underline-style="solid" style:text-underline-width="auto" style:text-underline-color="font-color" officeooo:rsid="00076d36" officeooo:paragraph-rsid="00098750"/>
    </style:style>
    <style:style style:name="P16" style:family="paragraph" style:parent-style-name="Standard">
      <style:text-properties style:text-underline-style="solid" style:text-underline-width="auto" style:text-underline-color="font-color" officeooo:rsid="00076d36" officeooo:paragraph-rsid="0022b418"/>
    </style:style>
    <style:style style:name="P17" style:family="paragraph" style:parent-style-name="Standard">
      <style:text-properties style:text-underline-style="solid" style:text-underline-width="auto" style:text-underline-color="font-color" officeooo:rsid="00076d36" officeooo:paragraph-rsid="002d65ab"/>
    </style:style>
    <style:style style:name="P18" style:family="paragraph" style:parent-style-name="Standard">
      <style:text-properties style:text-underline-style="solid" style:text-underline-width="auto" style:text-underline-color="font-color" officeooo:rsid="00076d36" officeooo:paragraph-rsid="0030c511"/>
    </style:style>
    <style:style style:name="P19" style:family="paragraph" style:parent-style-name="Standard">
      <style:text-properties style:text-underline-style="solid" style:text-underline-width="auto" style:text-underline-color="font-color" officeooo:rsid="00076d36" officeooo:paragraph-rsid="008fc144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076d36" officeooo:paragraph-rsid="00076d36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076d36" officeooo:paragraph-rsid="0022b418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076d36" officeooo:paragraph-rsid="0030c511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22b418" officeooo:paragraph-rsid="0022b418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officeooo:rsid="0014b151" officeooo:paragraph-rsid="0022b418"/>
    </style:style>
    <style:style style:name="P25" style:family="paragraph" style:parent-style-name="Standard">
      <style:text-properties fo:font-weight="bold" officeooo:rsid="00076d36" officeooo:paragraph-rsid="00076d36" style:font-weight-asian="bold" style:font-weight-complex="bold"/>
    </style:style>
    <style:style style:name="P26" style:family="paragraph" style:parent-style-name="Standard">
      <style:text-properties fo:font-weight="bold" officeooo:rsid="00076d36" officeooo:paragraph-rsid="002d65ab" style:font-weight-asian="bold" style:font-weight-complex="bold"/>
    </style:style>
    <style:style style:name="P27" style:family="paragraph" style:parent-style-name="Standard">
      <style:text-properties fo:font-weight="bold" officeooo:rsid="00076d36" officeooo:paragraph-rsid="0030c511" style:font-weight-asian="bold" style:font-weight-complex="bold"/>
    </style:style>
    <style:style style:name="P28" style:family="paragraph" style:parent-style-name="Standard">
      <style:text-properties fo:font-weight="bold" officeooo:rsid="00076d36" officeooo:paragraph-rsid="008fc144" style:font-weight-asian="bold" style:font-weight-complex="bold"/>
    </style:style>
    <style:style style:name="P29" style:family="paragraph" style:parent-style-name="Standard">
      <style:text-properties fo:font-weight="bold" officeooo:rsid="006e26cb" officeooo:paragraph-rsid="008fc144" style:font-weight-asian="bold" style:font-weight-complex="bold"/>
    </style:style>
    <style:style style:name="P30" style:family="paragraph" style:parent-style-name="Standard">
      <style:text-properties fo:font-weight="bold" officeooo:rsid="008fc144" officeooo:paragraph-rsid="008fc144" style:font-weight-asian="bold" style:font-weight-complex="bold"/>
    </style:style>
    <style:style style:name="P31" style:family="paragraph" style:parent-style-name="Standard">
      <style:text-properties fo:font-style="italic" fo:font-weight="bold" officeooo:rsid="00076d36" officeooo:paragraph-rsid="00076d36" style:font-style-asian="italic" style:font-weight-asian="bold" style:font-style-complex="italic" style:font-weight-complex="bold"/>
    </style:style>
    <style:style style:name="P32" style:family="paragraph" style:parent-style-name="Standard">
      <style:text-properties fo:font-style="italic" fo:font-weight="bold" officeooo:rsid="001206d0" officeooo:paragraph-rsid="002d65ab" style:font-style-asian="italic" style:font-weight-asian="bold" style:font-style-complex="italic" style:font-weight-complex="bold"/>
    </style:style>
    <style:style style:name="P33" style:family="paragraph" style:parent-style-name="Standard">
      <style:text-properties fo:font-style="italic" fo:font-weight="bold" officeooo:rsid="002d65ab" officeooo:paragraph-rsid="008fc144" style:font-style-asian="italic" style:font-weight-asian="bold" style:font-style-complex="italic" style:font-weight-complex="bold"/>
    </style:style>
    <style:style style:name="P34" style:family="paragraph" style:parent-style-name="Standard">
      <style:text-properties fo:font-style="italic" fo:font-weight="bold" officeooo:rsid="008fc144" officeooo:paragraph-rsid="008fc144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6pt" fo:font-weight="bold" officeooo:rsid="00076d36" officeooo:paragraph-rsid="00076d36" style:font-size-asian="16pt" style:font-weight-asian="bold" style:font-size-complex="16pt" style:font-weight-complex="bold"/>
    </style:style>
    <style:style style:name="P36" style:family="paragraph" style:parent-style-name="Standard">
      <style:text-properties officeooo:rsid="0014b151" officeooo:paragraph-rsid="0022b418"/>
    </style:style>
    <style:style style:name="P37" style:family="paragraph" style:parent-style-name="Standard">
      <style:text-properties officeooo:rsid="0014b151" officeooo:paragraph-rsid="002d65ab"/>
    </style:style>
    <style:style style:name="P38" style:family="paragraph" style:parent-style-name="Standard">
      <style:text-properties officeooo:rsid="0014b151" officeooo:paragraph-rsid="0085cdd0"/>
    </style:style>
    <style:style style:name="P39" style:family="paragraph" style:parent-style-name="Standard">
      <style:text-properties officeooo:rsid="0014b151" officeooo:paragraph-rsid="008fc144"/>
    </style:style>
    <style:style style:name="P40" style:family="paragraph" style:parent-style-name="Standard">
      <style:text-properties officeooo:paragraph-rsid="00076d36"/>
    </style:style>
    <style:style style:name="P41" style:family="paragraph" style:parent-style-name="Standard">
      <style:paragraph-properties fo:text-align="start" style:justify-single-word="false"/>
      <style:text-properties officeooo:paragraph-rsid="00220ee9"/>
    </style:style>
    <style:style style:name="P42" style:family="paragraph" style:parent-style-name="Standard">
      <style:text-properties officeooo:rsid="0025dbbe" officeooo:paragraph-rsid="002d65ab"/>
    </style:style>
    <style:style style:name="P43" style:family="paragraph" style:parent-style-name="Standard">
      <style:text-properties officeooo:rsid="004d2a2a" officeooo:paragraph-rsid="004d2a2a"/>
    </style:style>
    <style:style style:name="P44" style:family="paragraph" style:parent-style-name="Standard">
      <style:text-properties officeooo:rsid="004d2a2a" officeooo:paragraph-rsid="00780742"/>
    </style:style>
    <style:style style:name="P45" style:family="paragraph" style:parent-style-name="Standard">
      <style:text-properties officeooo:rsid="00565bd8" officeooo:paragraph-rsid="00565bd8"/>
    </style:style>
    <style:style style:name="P46" style:family="paragraph" style:parent-style-name="Standard">
      <style:text-properties officeooo:rsid="00565bd8" officeooo:paragraph-rsid="005787f6"/>
    </style:style>
    <style:style style:name="P47" style:family="paragraph" style:parent-style-name="Standard">
      <style:text-properties officeooo:rsid="00565bd8" officeooo:paragraph-rsid="0058c8b1"/>
    </style:style>
    <style:style style:name="P48" style:family="paragraph" style:parent-style-name="Standard">
      <style:text-properties officeooo:rsid="0070f35e" officeooo:paragraph-rsid="008fc144"/>
    </style:style>
    <style:style style:name="P49" style:family="paragraph" style:parent-style-name="Standard">
      <style:text-properties officeooo:rsid="0070f35e" officeooo:paragraph-rsid="00919bef"/>
    </style:style>
    <style:style style:name="P50" style:family="paragraph" style:parent-style-name="Standard" style:list-style-name="L1">
      <style:text-properties officeooo:rsid="00919bef" officeooo:paragraph-rsid="00919bef"/>
    </style:style>
    <style:style style:name="P51" style:family="paragraph" style:parent-style-name="Standard" style:list-style-name="L1">
      <style:text-properties officeooo:rsid="00919bef" officeooo:paragraph-rsid="00a1643e"/>
    </style:style>
    <style:style style:name="P52" style:family="paragraph" style:parent-style-name="Standard" style:list-style-name="L1">
      <style:text-properties officeooo:rsid="009b088b" officeooo:paragraph-rsid="00a1643e"/>
    </style:style>
    <style:style style:name="P53" style:family="paragraph" style:parent-style-name="Standard" style:list-style-name="L1">
      <style:text-properties officeooo:rsid="009f43aa" officeooo:paragraph-rsid="00a1643e"/>
    </style:style>
    <style:style style:name="P54" style:family="paragraph" style:parent-style-name="Standard" style:list-style-name="L1">
      <style:text-properties officeooo:rsid="003b1854" officeooo:paragraph-rsid="008fc144"/>
    </style:style>
    <style:style style:name="P55" style:family="paragraph" style:parent-style-name="Standard" style:list-style-name="L1">
      <style:text-properties officeooo:rsid="00703dae" officeooo:paragraph-rsid="008fc144"/>
    </style:style>
    <style:style style:name="P56" style:family="paragraph" style:parent-style-name="Standard" style:list-style-name="L1">
      <style:text-properties officeooo:rsid="00120d58" officeooo:paragraph-rsid="002d65ab"/>
    </style:style>
    <style:style style:name="P57" style:family="paragraph" style:parent-style-name="Standard" style:list-style-name="L1">
      <style:text-properties officeooo:rsid="00076d36" officeooo:paragraph-rsid="002d65ab"/>
    </style:style>
    <style:style style:name="P58" style:family="paragraph" style:parent-style-name="Standard" style:list-style-name="L1">
      <style:text-properties officeooo:rsid="00076d36" officeooo:paragraph-rsid="00098750"/>
    </style:style>
    <style:style style:name="P59" style:family="paragraph" style:parent-style-name="Standard" style:list-style-name="L1">
      <style:text-properties officeooo:rsid="00076d36" officeooo:paragraph-rsid="00076d36"/>
    </style:style>
    <style:style style:name="P60" style:family="paragraph" style:parent-style-name="Standard" style:list-style-name="L2">
      <style:text-properties officeooo:rsid="00076d36" officeooo:paragraph-rsid="00076d36"/>
    </style:style>
    <style:style style:name="P61" style:family="paragraph" style:parent-style-name="Standard" style:list-style-name="L3">
      <style:text-properties officeooo:rsid="00076d36" officeooo:paragraph-rsid="00076d36"/>
    </style:style>
    <style:style style:name="P62" style:family="paragraph" style:parent-style-name="Standard">
      <style:text-properties officeooo:rsid="00076d36" officeooo:paragraph-rsid="00a1643e"/>
    </style:style>
    <style:style style:name="P63" style:family="paragraph" style:parent-style-name="Standard" style:list-style-name="L1">
      <style:text-properties officeooo:rsid="0012ffe5" officeooo:paragraph-rsid="002d65ab"/>
    </style:style>
    <style:style style:name="P64" style:family="paragraph" style:parent-style-name="Standard">
      <style:text-properties fo:font-weight="bold" officeooo:rsid="00076d36" officeooo:paragraph-rsid="00a1643e" style:font-weight-asian="bold" style:font-weight-complex="bold"/>
    </style:style>
    <style:style style:name="P65" style:family="paragraph" style:parent-style-name="Standard">
      <style:text-properties fo:font-weight="bold" officeooo:rsid="00076d36" officeooo:paragraph-rsid="00a259e5" style:font-weight-asian="bold" style:font-weight-complex="bold"/>
    </style:style>
    <style:style style:name="P66" style:family="paragraph" style:parent-style-name="Standard">
      <style:text-properties fo:font-weight="bold" officeooo:rsid="008fc144" officeooo:paragraph-rsid="00a1643e" style:font-weight-asian="bold" style:font-weight-complex="bold"/>
    </style:style>
    <style:style style:name="P67" style:family="paragraph" style:parent-style-name="Standard">
      <style:text-properties fo:font-weight="bold" officeooo:rsid="00a259e5" officeooo:paragraph-rsid="00a259e5" style:font-weight-asian="bold" style:font-weight-complex="bold"/>
    </style:style>
    <style:style style:name="P68" style:family="paragraph" style:parent-style-name="Standard">
      <style:text-properties fo:font-weight="bold" officeooo:rsid="00a4ef15" officeooo:paragraph-rsid="00a4ef15" style:font-weight-asian="bold" style:font-weight-complex="bold"/>
    </style:style>
    <style:style style:name="P69" style:family="paragraph" style:parent-style-name="Standard">
      <style:text-properties fo:font-style="italic" fo:font-weight="bold" officeooo:rsid="009850ff" officeooo:paragraph-rsid="00a1643e" style:font-style-asian="italic" style:font-weight-asian="bold" style:font-style-complex="italic" style:font-weight-complex="bold"/>
    </style:style>
    <style:style style:name="P70" style:family="paragraph" style:parent-style-name="Standard">
      <style:text-properties fo:font-style="italic" fo:font-weight="bold" officeooo:rsid="00a259e5" officeooo:paragraph-rsid="00a259e5" style:font-style-asian="italic" style:font-weight-asian="bold" style:font-style-complex="italic" style:font-weight-complex="bold"/>
    </style:style>
    <style:style style:name="P71" style:family="paragraph" style:parent-style-name="Standard">
      <style:text-properties fo:font-style="italic" fo:font-weight="bold" officeooo:rsid="00a4ef15" officeooo:paragraph-rsid="00a4ef15" style:font-style-asian="italic" style:font-weight-asian="bold" style:font-style-complex="italic" style:font-weight-complex="bold"/>
    </style:style>
    <style:style style:name="P72" style:family="paragraph" style:parent-style-name="Standard">
      <style:text-properties style:text-underline-style="solid" style:text-underline-width="auto" style:text-underline-color="font-color" officeooo:rsid="00076d36" officeooo:paragraph-rsid="00a1643e"/>
    </style:style>
    <style:style style:name="P73" style:family="paragraph" style:parent-style-name="Standard">
      <style:text-properties officeooo:rsid="0070f35e" officeooo:paragraph-rsid="00a1643e"/>
    </style:style>
    <style:style style:name="P74" style:family="paragraph" style:parent-style-name="Standard">
      <style:text-properties officeooo:rsid="0014b151" officeooo:paragraph-rsid="00a1643e"/>
    </style:style>
    <style:style style:name="P75" style:family="paragraph" style:parent-style-name="Standard">
      <style:text-properties officeooo:rsid="00a4ef15" officeooo:paragraph-rsid="00a4ef15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d65ab"/>
    </style:style>
    <style:style style:name="T3" style:family="text">
      <style:text-properties style:text-position="super 58%" officeooo:rsid="008fc144"/>
    </style:style>
    <style:style style:name="T4" style:family="text">
      <style:text-properties style:text-position="super 58%" officeooo:rsid="009556c1"/>
    </style:style>
    <style:style style:name="T5" style:family="text">
      <style:text-properties style:text-position="super 58%" officeooo:rsid="009850ff"/>
    </style:style>
    <style:style style:name="T6" style:family="text">
      <style:text-properties style:text-position="super 58%" officeooo:rsid="00a1643e"/>
    </style:style>
    <style:style style:name="T7" style:family="text">
      <style:text-properties style:text-position="super 58%" officeooo:rsid="00a259e5"/>
    </style:style>
    <style:style style:name="T8" style:family="text">
      <style:text-properties style:text-position="super 58%" officeooo:rsid="00a4ef15"/>
    </style:style>
    <style:style style:name="T9" style:family="text">
      <style:text-properties officeooo:rsid="00098750"/>
    </style:style>
    <style:style style:name="T10" style:family="text">
      <style:text-properties officeooo:rsid="000bc5ae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officeooo:rsid="00108af7"/>
    </style:style>
    <style:style style:name="T14" style:family="text">
      <style:text-properties officeooo:rsid="00120d58"/>
    </style:style>
    <style:style style:name="T15" style:family="text">
      <style:text-properties officeooo:rsid="0012ffe5"/>
    </style:style>
    <style:style style:name="T16" style:family="text">
      <style:text-properties officeooo:rsid="0014b151"/>
    </style:style>
    <style:style style:name="T17" style:family="text">
      <style:text-properties officeooo:rsid="001860a9"/>
    </style:style>
    <style:style style:name="T18" style:family="text">
      <style:text-properties officeooo:rsid="00195afd"/>
    </style:style>
    <style:style style:name="T19" style:family="text">
      <style:text-properties officeooo:rsid="001bb99b"/>
    </style:style>
    <style:style style:name="T20" style:family="text">
      <style:text-properties officeooo:rsid="001d6f45"/>
    </style:style>
    <style:style style:name="T21" style:family="text">
      <style:text-properties officeooo:rsid="001ed408"/>
    </style:style>
    <style:style style:name="T22" style:family="text">
      <style:text-properties officeooo:rsid="00076d36"/>
    </style:style>
    <style:style style:name="T23" style:family="text">
      <style:text-properties fo:font-variant="normal" fo:text-transform="none" fo:color="#000000" loext:opacity="100%" style:font-name="Arial1" fo:font-size="9.75pt" fo:letter-spacing="normal" fo:font-style="normal" fo:font-weight="normal"/>
    </style:style>
    <style:style style:name="T24" style:family="text">
      <style:text-properties fo:font-variant="normal" fo:text-transform="none" style:font-name="Arial1" fo:font-size="9.75pt" fo:letter-spacing="normal" fo:font-style="normal" fo:font-weight="normal"/>
    </style:style>
    <style:style style:name="T25" style:family="text">
      <style:text-properties officeooo:rsid="0022b418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22b418"/>
    </style:style>
    <style:style style:name="T28" style:family="text">
      <style:text-properties officeooo:rsid="0025ca6e"/>
    </style:style>
    <style:style style:name="T29" style:family="text">
      <style:text-properties officeooo:rsid="002ab975"/>
    </style:style>
    <style:style style:name="T30" style:family="text">
      <style:text-properties officeooo:rsid="002d65ab"/>
    </style:style>
    <style:style style:name="T31" style:family="text">
      <style:text-properties officeooo:rsid="00396fce"/>
    </style:style>
    <style:style style:name="T32" style:family="text">
      <style:text-properties officeooo:rsid="003ebf55"/>
    </style:style>
    <style:style style:name="T33" style:family="text">
      <style:text-properties officeooo:rsid="004ae3d7"/>
    </style:style>
    <style:style style:name="T34" style:family="text">
      <style:text-properties officeooo:rsid="004d69ff"/>
    </style:style>
    <style:style style:name="T35" style:family="text">
      <style:text-properties officeooo:rsid="005012cd"/>
    </style:style>
    <style:style style:name="T36" style:family="text">
      <style:text-properties officeooo:rsid="0053312f"/>
    </style:style>
    <style:style style:name="T37" style:family="text">
      <style:text-properties officeooo:rsid="005a6839"/>
    </style:style>
    <style:style style:name="T38" style:family="text">
      <style:text-properties officeooo:rsid="005bbf96"/>
    </style:style>
    <style:style style:name="T39" style:family="text">
      <style:text-properties officeooo:rsid="005e22f4"/>
    </style:style>
    <style:style style:name="T40" style:family="text">
      <style:text-properties officeooo:rsid="005f279f"/>
    </style:style>
    <style:style style:name="T41" style:family="text">
      <style:text-properties officeooo:rsid="00642e0b"/>
    </style:style>
    <style:style style:name="T42" style:family="text">
      <style:text-properties officeooo:rsid="006760cf"/>
    </style:style>
    <style:style style:name="T43" style:family="text">
      <style:text-properties officeooo:rsid="0067a032"/>
    </style:style>
    <style:style style:name="T44" style:family="text">
      <style:text-properties officeooo:rsid="00698072"/>
    </style:style>
    <style:style style:name="T45" style:family="text">
      <style:text-properties officeooo:rsid="0069cc67"/>
    </style:style>
    <style:style style:name="T46" style:family="text">
      <style:text-properties officeooo:rsid="006b7e3e"/>
    </style:style>
    <style:style style:name="T47" style:family="text">
      <style:text-properties officeooo:rsid="006e049b"/>
    </style:style>
    <style:style style:name="T48" style:family="text">
      <style:text-properties officeooo:rsid="00703dae"/>
    </style:style>
    <style:style style:name="T49" style:family="text">
      <style:text-properties officeooo:rsid="00722e6f"/>
    </style:style>
    <style:style style:name="T50" style:family="text">
      <style:text-properties officeooo:rsid="00736a4e"/>
    </style:style>
    <style:style style:name="T51" style:family="text">
      <style:text-properties officeooo:rsid="0075cc7a"/>
    </style:style>
    <style:style style:name="T52" style:family="text">
      <style:text-properties officeooo:rsid="00760868"/>
    </style:style>
    <style:style style:name="T53" style:family="text">
      <style:text-properties officeooo:rsid="00780742"/>
    </style:style>
    <style:style style:name="T54" style:family="text">
      <style:text-properties officeooo:rsid="007edd44"/>
    </style:style>
    <style:style style:name="T55" style:family="text">
      <style:text-properties officeooo:rsid="0080b928"/>
    </style:style>
    <style:style style:name="T56" style:family="text">
      <style:text-properties officeooo:rsid="008e38c3"/>
    </style:style>
    <style:style style:name="T57" style:family="text">
      <style:text-properties officeooo:rsid="008fc144"/>
    </style:style>
    <style:style style:name="T58" style:family="text">
      <style:text-properties officeooo:rsid="00919bef"/>
    </style:style>
    <style:style style:name="T59" style:family="text">
      <style:text-properties officeooo:rsid="0092da82"/>
    </style:style>
    <style:style style:name="T60" style:family="text">
      <style:text-properties officeooo:rsid="009556c1"/>
    </style:style>
    <style:style style:name="T61" style:family="text">
      <style:text-properties officeooo:rsid="0095c313"/>
    </style:style>
    <style:style style:name="T62" style:family="text">
      <style:text-properties officeooo:rsid="00980278"/>
    </style:style>
    <style:style style:name="T63" style:family="text">
      <style:text-properties officeooo:rsid="009850ff"/>
    </style:style>
    <style:style style:name="T64" style:family="text">
      <style:text-properties officeooo:rsid="009cf50b"/>
    </style:style>
    <style:style style:name="T65" style:family="text">
      <style:text-properties officeooo:rsid="009d0207"/>
    </style:style>
    <style:style style:name="T66" style:family="text">
      <style:text-properties officeooo:rsid="009f43aa"/>
    </style:style>
    <style:style style:name="T67" style:family="text">
      <style:text-properties officeooo:rsid="00a1643e"/>
    </style:style>
    <style:style style:name="T68" style:family="text">
      <style:text-properties style:text-position="0% 100%" officeooo:rsid="00a259e5"/>
    </style:style>
    <style:style style:name="T69" style:family="text">
      <style:text-properties officeooo:rsid="00a259e5"/>
    </style:style>
    <style:style style:name="T70" style:family="text">
      <style:text-properties officeooo:rsid="00a3d0bc"/>
    </style:style>
    <style:style style:name="T71" style:family="text">
      <style:text-properties officeooo:rsid="00a4ef15"/>
    </style:style>
    <style:style style:name="T72" style:family="text">
      <style:text-properties officeooo:rsid="00a5bad7"/>
    </style:style>
    <style:style style:name="T73" style:family="text">
      <style:text-properties officeooo:rsid="00a6d6f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John Ryan Bard</text:p>
      <text:p text:style-name="P2"/>
      <text:p text:style-name="P3">2306 Robin L<text:span text:style-name="T73">N SE</text:span><text:tab/><text:tab/><text:tab/><text:tab/><text:span text:style-name="T9">Email: </text:span><text:a xlink:type="simple" xlink:href="mailto:john.ryan.bard@gmail.com" text:style-name="Internet_20_link" text:visited-style-name="Visited_20_Internet_20_Link">john.ryan.bard@gmail.com</text:a></text:p>
      <text:p text:style-name="P40"><text:span text:style-name="T22">Smyrna, GA 30080<text:tab/><text:tab/><text:tab/><text:tab/></text:span><text:span text:style-name="T23">LinkedIn: </text:span><text:a xlink:type="simple" xlink:href="http://www.linkedin.com/pub/john-bard/12/b5a/551" text:style-name="Internet_20_link" text:visited-style-name="Visited_20_Internet_20_Link"><text:span text:style-name="T24">http://www.linkedin.com/pub/john-bard/12/b5a/551</text:span></text:a></text:p>
      <text:p text:style-name="P41"><text:span text:style-name="T22">Cell: (678) 438-9941<text:tab/><text:tab/><text:tab/><text:tab/></text:span><text:span text:style-name="T23">GitHub: </text:span><text:a xlink:type="simple" xlink:href="https://github.com/RyanBard" text:style-name="Internet_20_link" text:visited-style-name="Visited_20_Internet_20_Link"><text:span text:style-name="T24">https://github.com/RyanBard</text:span></text:a></text:p>
      <text:p text:style-name="P1"/>
      <text:p text:style-name="P1"/>
      <text:p text:style-name="P23">PURPOSE</text:p>
      <text:p text:style-name="P5"/>
      <text:p text:style-name="P5"><text:tab/><text:span text:style-name="T25">To obtain a software developer position and grow in an interesting language or domain</text:span>.</text:p>
      <text:p text:style-name="P5"/>
      <text:p text:style-name="P5"><text:span text:style-name="T27">Interests</text:span><text:span text:style-name="T26">:</text:span></text:p>
      <text:p text:style-name="P16"/>
      <text:p text:style-name="P36">- <text:span text:style-name="T25">C / </text:span><text:span text:style-name="T67">C++</text:span><text:span text:style-name="T25"><text:tab/><text:tab/><text:tab/><text:tab/>- Go<text:tab/><text:tab/><text:tab/><text:tab/>- </text:span><text:span text:style-name="T67">Lisp / Clojure</text:span></text:p>
      <text:p text:style-name="P36">- <text:span text:style-name="T62">Elixir<text:tab/><text:tab/><text:tab/><text:tab/><text:tab/>- </text:span><text:span text:style-name="T67">JavaScript<text:tab/></text:span><text:span text:style-name="T62"><text:tab/><text:tab/>- Rust</text:span></text:p>
      <text:p text:style-name="P24"/>
      <text:p text:style-name="P24"/>
      <text:p text:style-name="P21">WORK EXPERIENCE</text:p>
      <text:p text:style-name="P14"/>
      <text:p text:style-name="P64"><text:span text:style-name="T71">Jul</text:span> <text:span text:style-name="T71">6</text:span><text:span text:style-name="T8">th</text:span> 20<text:span text:style-name="T71">21</text:span> – <text:span text:style-name="T63">present</text:span></text:p>
      <text:p text:style-name="P71">Flock Safety</text:p>
      <text:p text:style-name="P68">Software Developer</text:p>
      <text:p text:style-name="P64"/>
      <text:p text:style-name="P62"><text:tab/><text:span text:style-name="T59">Contributed to the </text:span><text:span text:style-name="T71">design and implementation </text:span><text:span text:style-name="T59">of </text:span><text:span text:style-name="T71">back</text:span><text:span text:style-name="T59">-end software </text:span><text:span text:style-name="T71">handling automated license plate readers, audio detection, automatic vehicle location, drones, and computer aided dispatch</text:span><text:span text:style-name="T59">.</text:span></text:p>
      <text:p text:style-name="P62"/>
      <text:p text:style-name="P62"/>
      <text:p text:style-name="P72">Achievements:</text:p>
      <text:p text:style-name="P62"/>
      <text:list xml:id="list3511389345" text:style-name="L1">
        <text:list-item>
          <text:p text:style-name="P51">Revitalized the unit tests that were only present in a few microservices, expanded them into many modules, improved them, and encouraged others to write them</text:p>
        </text:list-item>
        <text:list-item>
          <text:p text:style-name="P51">Implemented the first integration tests at the company, and helped come up with plans to automatically run them as part of our builds</text:p>
        </text:list-item>
        <text:list-item>
          <text:p text:style-name="P51">Implemented a microservice similar to postbin to allow testing of interactions with 3rd party apis and our exporting into them, which was severely under tested before that</text:p>
        </text:list-item>
        <text:list-item>
          <text:p text:style-name="P51">Revitalized the smoke tests at the company, encouraged these tests to be part of the requirements of features, and implemented around 50% of those tests offering much needed automated testing for several microservices</text:p>
        </text:list-item>
        <text:list-item>
          <text:p text:style-name="P51">Implemented a common lib to offer reasonable OAuth2 behavior (fetch and cache tokens as needed before making an api call, invalidate and re-fetch when getting a 401, try to pre-fetch a token before the current expires, etc.) and reduces all of the duplicated OAuth2 handling code, while fixing bugs, improving performance, and reducing our Auth0 quota usage</text:p>
        </text:list-item>
        <text:list-item>
          <text:p text:style-name="P51">Helped design, implement, and improve a circuit breaker lib, as well as leveraged it to improve the stability of several services</text:p>
        </text:list-item>
        <text:list-item>
          <text:p text:style-name="P51">Designed and implemented a way to offer OAuth2 for customer facing APIs via Auth0 instead of implementing our own auth server</text:p>
        </text:list-item>
        <text:list-item>
          <text:p text:style-name="P51">Designed and reviewed the implementation of a mechanism to batch exporting of our data through webhooks, to improve the performance of our system, and reduce stress on the systems <text:soft-page-break/>receiving our webhooks</text:p>
        </text:list-item>
        <text:list-item>
          <text:p text:style-name="P51">Redesigned and implemented improvements to our websockets service to be more performant with broadcasting</text:p>
        </text:list-item>
        <text:list-item>
          <text:p text:style-name="P51">Redesigned and reimplemented our mechanism of having a message driven architecture from using a sidecar to handle sqs messages to using a library, which eased the pain of our hpa scaling, and reduced resource usage</text:p>
        </text:list-item>
        <text:list-item>
          <text:p text:style-name="P51">Helped design and implement data warehousing for reports against the prod database that were slow and taxing</text:p>
        </text:list-item>
      </text:list>
      <text:p text:style-name="P62"/>
      <text:p text:style-name="P62"/>
      <text:p text:style-name="P72">Technologies:</text:p>
      <text:p text:style-name="P62"/>
      <text:p text:style-name="P73">- <text:span text:style-name="T71">golang 1.16-1.21</text:span><text:tab/><text:tab/><text:tab/>- <text:span text:style-name="T72">npm</text:span><text:span text:style-name="T66"><text:tab/></text:span><text:tab/><text:tab/><text:tab/>- <text:span text:style-name="T72">aws elasticache (redis)</text:span></text:p>
      <text:p text:style-name="P73">- <text:span text:style-name="T71">sirupsen/logrus</text:span><text:tab/><text:tab/><text:tab/>- <text:span text:style-name="T72">expressjs</text:span><text:tab/><text:tab/><text:tab/>- <text:span text:style-name="T72">aws opensearch (elasticsearch)</text:span></text:p>
      <text:p text:style-name="P73">- <text:span text:style-name="T71">gin-gonic/gin</text:span><text:tab/><text:tab/><text:tab/>- <text:span text:style-name="T72">typescript (4.6-4.8)</text:span><text:tab/><text:tab/>- <text:span text:style-name="T72">aws eks (kubernetes)</text:span></text:p>
      <text:p text:style-name="P73">- <text:span text:style-name="T71">gorilla/mux</text:span><text:span text:style-name="T66"><text:tab/><text:tab/><text:tab/><text:tab/></text:span>- <text:span text:style-name="T72">jest</text:span><text:tab/><text:tab/><text:tab/><text:tab/>- <text:span text:style-name="T72">aws lambda</text:span></text:p>
      <text:p text:style-name="P73">- <text:span text:style-name="T71">go-redis</text:span><text:span text:style-name="T66"><text:tab/></text:span><text:tab/><text:tab/><text:tab/>- <text:span text:style-name="T72">mocha</text:span><text:tab/><text:tab/><text:tab/>- <text:span text:style-name="T72">aws cloudwatch</text:span></text:p>
      <text:p text:style-name="P73">- <text:span text:style-name="T71">aws-sdk-go (v1-v2)</text:span><text:tab/><text:tab/><text:tab/>- <text:span text:style-name="T72">chai</text:span><text:span text:style-name="T66"><text:tab/><text:tab/><text:tab/><text:tab/>- </text:span><text:span text:style-name="T72">docker</text:span></text:p>
      <text:p text:style-name="P73">- <text:span text:style-name="T71">go-playground/validator/v10</text:span><text:span text:style-name="T66"><text:tab/>- </text:span><text:span text:style-name="T72">superagent</text:span><text:span text:style-name="T66"><text:tab/><text:tab/><text:tab/>- </text:span><text:span text:style-name="T72">grafana</text:span></text:p>
      <text:p text:style-name="P73">- <text:span text:style-name="T71">auth0/go-jwt-middleware</text:span><text:span text:style-name="T66"><text:tab/><text:tab/>- </text:span><text:span text:style-name="T72">fetch</text:span><text:span text:style-name="T66"><text:tab/><text:tab/><text:tab/><text:tab/>- </text:span><text:span text:style-name="T72">prometheus</text:span></text:p>
      <text:p text:style-name="P73">- <text:span text:style-name="T71">form3tech-oss/jwt-go</text:span><text:span text:style-name="T66"><text:tab/><text:tab/>- </text:span><text:span text:style-name="T72">ioredis<text:tab/><text:tab/><text:tab/>- helm charts</text:span></text:p>
      <text:p text:style-name="P73">- <text:span text:style-name="T71">golang-jwt/jwt<text:tab/><text:tab/><text:tab/>- </text:span><text:span text:style-name="T72">winston<text:tab/><text:tab/><text:tab/>- terraform</text:span></text:p>
      <text:p text:style-name="P73">- <text:span text:style-name="T71">pkg/errors<text:tab/><text:tab/><text:tab/><text:tab/>- </text:span><text:span text:style-name="T72">inversify<text:tab/><text:tab/><text:tab/>- datadog</text:span></text:p>
      <text:p text:style-name="P73">- <text:span text:style-name="T71">stretchr/testify<text:tab/><text:tab/><text:tab/>- </text:span><text:span text:style-name="T72">p-map<text:tab/><text:tab/><text:tab/>- logdna</text:span></text:p>
      <text:p text:style-name="P73">- <text:span text:style-name="T71">jmoiron/sqlx<text:tab/><text:tab/><text:tab/><text:tab/>- </text:span><text:span text:style-name="T72">p-settle<text:tab/><text:tab/><text:tab/>- grpc</text:span></text:p>
      <text:p text:style-name="P73">- <text:span text:style-name="T71">uptrace/bun<text:tab/><text:tab/><text:tab/><text:tab/>- </text:span><text:span text:style-name="T72">lodash<text:tab/><text:tab/><text:tab/>- rest</text:span></text:p>
      <text:p text:style-name="P75">- kelseyhightower/envconfig<text:tab/><text:tab/>- <text:span text:style-name="T72">massivejs<text:tab/><text:tab/><text:tab/>- websockets</text:span></text:p>
      <text:p text:style-name="P75">- <text:span text:style-name="T72">prometheus/client_golang<text:tab/><text:tab/>- aws s3<text:tab/><text:tab/><text:tab/>- postman</text:span></text:p>
      <text:p text:style-name="P75">- <text:span text:style-name="T72">python (2.7, 3.10)<text:tab/><text:tab/><text:tab/>- aws sqs/sns<text:tab/><text:tab/><text:tab/>- curl</text:span></text:p>
      <text:p text:style-name="P75">- <text:span text:style-name="T72">scala (2.11.8)<text:tab/><text:tab/><text:tab/>- aws dynamodb<text:tab/><text:tab/>- bash</text:span></text:p>
      <text:p text:style-name="P73">- <text:span text:style-name="T72">nodejs (12-20)</text:span><text:span text:style-name="T66"><text:tab/><text:tab/><text:tab/>- </text:span><text:span text:style-name="T72">aws rds (sql/postgres)<text:tab/>- git</text:span></text:p>
      <text:p text:style-name="P74"/>
      <text:p text:style-name="P62"/>
      <text:p text:style-name="P72">Soft Skills:</text:p>
      <text:p text:style-name="P62"/>
      <text:p text:style-name="P62">- <text:span text:style-name="T72">VS Code</text:span><text:span text:style-name="T65"><text:tab/><text:tab/><text:tab/>- </text:span><text:span text:style-name="T72">Github</text:span><text:span text:style-name="T65"><text:tab/><text:tab/><text:tab/>- </text:span><text:span text:style-name="T72">Confluence</text:span></text:p>
      <text:p text:style-name="P62">- <text:span text:style-name="T72">Sublime Text</text:span><text:span text:style-name="T66"><text:tab/><text:tab/>- </text:span><text:span text:style-name="T72">Jenkins</text:span><text:span text:style-name="T66"><text:tab/><text:tab/><text:tab/>- </text:span><text:span text:style-name="T72">Jira</text:span></text:p>
      <text:p text:style-name="P62"/>
      <text:p text:style-name="P62"/>
      <text:p text:style-name="P65"><text:span text:style-name="T69">Jan</text:span> <text:span text:style-name="T69">19</text:span><text:span text:style-name="T7">th</text:span> 20<text:span text:style-name="T69">21</text:span> – <text:span text:style-name="T69">June 3</text:span><text:span text:style-name="T7">rd </text:span><text:span text:style-name="T68">2021</text:span></text:p>
      <text:p text:style-name="P70">Travel Syndication Technology (TST)</text:p>
      <text:p text:style-name="P67">Software Developer</text:p>
      <text:p text:style-name="P64"/>
      <text:p text:style-name="P62"><text:tab/><text:span text:style-name="T59">Contributed to the d</text:span>evelop<text:span text:style-name="T59">ment of </text:span><text:span text:style-name="T69">travel </text:span><text:span text:style-name="T59">web applications </text:span><text:span text:style-name="T69">(booking flights, rooms, rental cars, etc.)</text:span></text:p>
      <text:p text:style-name="P62"/>
      <text:p text:style-name="P62"/>
      <text:p text:style-name="P72">Technologies:</text:p>
      <text:p text:style-name="P62"/>
      <text:p text:style-name="P73"><text:soft-page-break/>- <text:span text:style-name="T70">Scala (2.12)</text:span><text:span text:style-name="T54"><text:tab/></text:span><text:tab/><text:tab/>- <text:span text:style-name="T70">MySQL</text:span><text:span text:style-name="T66"><text:tab/></text:span><text:tab/><text:tab/><text:tab/>- <text:span text:style-name="T70">Docker</text:span></text:p>
      <text:p text:style-name="P73">- <text:span text:style-name="T70">Play<text:tab/></text:span><text:span text:style-name="T64"><text:tab/></text:span><text:tab/><text:tab/>- <text:span text:style-name="T70">MongoDB</text:span><text:tab/><text:tab/><text:tab/><text:tab/>- <text:span text:style-name="T70">Bash</text:span></text:p>
      <text:p text:style-name="P73">- <text:span text:style-name="T70">Hibernate</text:span><text:span text:style-name="T66"><text:tab/></text:span><text:tab/><text:tab/>- <text:span text:style-name="T70">JavaScript</text:span><text:tab/><text:tab/><text:tab/><text:tab/>- <text:span text:style-name="T70">Git</text:span></text:p>
      <text:p text:style-name="P74"/>
      <text:p text:style-name="P62"/>
      <text:p text:style-name="P72">Soft Skills:</text:p>
      <text:p text:style-name="P62"/>
      <text:p text:style-name="P62">- <text:span text:style-name="T70">Jenkins</text:span><text:span text:style-name="T65"><text:tab/><text:tab/><text:tab/>- </text:span><text:span text:style-name="T70">IntelliJ</text:span><text:span text:style-name="T65"><text:tab/><text:tab/><text:tab/>- Github</text:span></text:p>
      <text:p text:style-name="P62">- <text:span text:style-name="T70">Jira<text:tab/></text:span><text:span text:style-name="T66"><text:tab/><text:tab/><text:tab/>- </text:span><text:span text:style-name="T70">Kibana</text:span><text:span text:style-name="T66"><text:tab/><text:tab/><text:tab/>- </text:span><text:span text:style-name="T70">Sublime Text</text:span></text:p>
      <text:p text:style-name="P62"/>
      <text:p text:style-name="P62"/>
      <text:p text:style-name="P64"><text:span text:style-name="T63">Oct</text:span> <text:span text:style-name="T63">2</text:span><text:span text:style-name="T5">nd</text:span> 201<text:span text:style-name="T57">7</text:span> – <text:span text:style-name="T67">Jan 15</text:span><text:span text:style-name="T6">th</text:span><text:span text:style-name="T67"> 2021</text:span></text:p>
      <text:p text:style-name="P69">VMware AirWatch</text:p>
      <text:p text:style-name="P66">Senior <text:span text:style-name="T63">MTS -</text:span> <text:span text:style-name="T63">Java</text:span></text:p>
      <text:p text:style-name="P64"/>
      <text:p text:style-name="P62"><text:tab/><text:span text:style-name="T59">Contributed to the d</text:span>evelop<text:span text:style-name="T59">ment of front-end and back-end software for mobile devices and web applications.</text:span></text:p>
      <text:p text:style-name="P62"/>
      <text:p text:style-name="P62"/>
      <text:p text:style-name="P72">Achievements:</text:p>
      <text:p text:style-name="P62"/>
      <text:list xml:id="list220207497187496" text:continue-numbering="true" text:style-name="L1">
        <text:list-item>
          <text:p text:style-name="P51">Quickly ramped up on domain and project knowledge</text:p>
        </text:list-item>
        <text:list-item>
          <text:p text:style-name="P52">Wrote several "Connectors" for interfacing with APIs such as GitHub, GitLab, ServiceNow, etc.</text:p>
        </text:list-item>
        <text:list-item>
          <text:p text:style-name="P52">Reduced a project from about 2100 lines of java code + config <text:span text:style-name="T66">running in</text:span> EC2 to a little under 700 lines of javascript code + config <text:span text:style-name="T66">running in AWS</text:span> Lambda</text:p>
        </text:list-item>
        <text:list-item>
          <text:p text:style-name="P53">Wrote many mock backends and simple test connectors in NodeJS to help developers/QA/management test and to help Sales demo the product</text:p>
        </text:list-item>
      </text:list>
      <text:p text:style-name="P62"/>
      <text:p text:style-name="P62"/>
      <text:p text:style-name="P72">Technologies:</text:p>
      <text:p text:style-name="P62"/>
      <text:p text:style-name="P73">- <text:span text:style-name="T54">JavaScript<text:tab/></text:span><text:tab/><text:tab/>- <text:span text:style-name="T66">RxJava<text:tab/></text:span><text:tab/><text:tab/><text:tab/>- <text:span text:style-name="T67">bash</text:span></text:p>
      <text:p text:style-name="P73">- <text:span text:style-name="T64">NodeJS </text:span><text:span text:style-name="T67">(v4-v8)</text:span><text:tab/><text:tab/>- <text:span text:style-name="T66">Hibernate</text:span><text:tab/><text:tab/><text:tab/><text:tab/>- <text:span text:style-name="T67">curl</text:span></text:p>
      <text:p text:style-name="P73">- <text:span text:style-name="T67">NPM<text:tab/></text:span><text:span text:style-name="T66"><text:tab/></text:span><text:tab/><text:tab/>- <text:span text:style-name="T66">JUnit<text:tab/></text:span><text:tab/><text:tab/><text:tab/><text:tab/>- <text:span text:style-name="T67">Postman</text:span></text:p>
      <text:p text:style-name="P73">- <text:span text:style-name="T67">ExpressJS</text:span><text:span text:style-name="T66"><text:tab/><text:tab/><text:tab/></text:span>- <text:span text:style-name="T66">Guava</text:span><text:tab/><text:tab/><text:tab/><text:tab/>- <text:span text:style-name="T67">AWS RDS (SQL/Postgres)</text:span></text:p>
      <text:p text:style-name="P73">- <text:span text:style-name="T67">Mocha</text:span><text:tab/><text:tab/><text:tab/>- <text:span text:style-name="T66">Jackson</text:span><text:tab/><text:tab/><text:tab/><text:tab/>- <text:span text:style-name="T67">AWS Elasticache (redis)</text:span></text:p>
      <text:p text:style-name="P73">- <text:span text:style-name="T67">Chai<text:tab/></text:span><text:tab/><text:tab/><text:tab/>- <text:span text:style-name="T66">slf4j<text:tab/><text:tab/><text:tab/><text:tab/><text:tab/>- </text:span><text:span text:style-name="T67">AWS EC2</text:span></text:p>
      <text:p text:style-name="P73">- <text:span text:style-name="T67">ElectronJS<text:tab/></text:span><text:span text:style-name="T66"><text:tab/><text:tab/>- Maven<text:tab/><text:tab/><text:tab/><text:tab/>- </text:span><text:span text:style-name="T67">AWS ECS</text:span></text:p>
      <text:p text:style-name="P73">- <text:span text:style-name="T67">HandlebarsJS</text:span><text:span text:style-name="T66"><text:tab/><text:tab/>- HAL<text:tab/><text:tab/><text:tab/><text:tab/><text:tab/>- </text:span><text:span text:style-name="T67">AWS Fargate</text:span></text:p>
      <text:p text:style-name="P73">- <text:span text:style-name="T67">Gulp<text:tab/><text:tab/><text:tab/><text:tab/>- NoSQL (Redis)<text:tab/><text:tab/><text:tab/>- AWS CloudFormation</text:span></text:p>
      <text:p text:style-name="P73">- <text:span text:style-name="T67">Swift<text:tab/><text:tab/><text:tab/><text:tab/>- Oauth2/OpenIDConnect<text:tab/><text:tab/>- AWS Lambda</text:span></text:p>
      <text:p text:style-name="P73">- <text:span text:style-name="T66">Java 8-14<text:tab/><text:tab/><text:tab/>- </text:span><text:span text:style-name="T67">JWT<text:tab/><text:tab/><text:tab/><text:tab/><text:tab/>AWS CloudWatch</text:span></text:p>
      <text:p text:style-name="P73">- <text:span text:style-name="T66">Spring </text:span><text:span text:style-name="T67">Boot</text:span><text:span text:style-name="T66"><text:tab/><text:tab/><text:tab/>- </text:span><text:span text:style-name="T67">git</text:span></text:p>
      <text:p text:style-name="P74"/>
      <text:p text:style-name="P62"/>
      <text:p text:style-name="P72">Soft Skills:</text:p>
      <text:p text:style-name="P62"/>
      <text:p text:style-name="P62">- <text:span text:style-name="T67">Kibana</text:span><text:span text:style-name="T65"><text:tab/><text:tab/><text:tab/>- </text:span><text:span text:style-name="T67">Jira<text:tab/></text:span><text:span text:style-name="T65"><text:tab/><text:tab/><text:tab/>- </text:span><text:span text:style-name="T67">IntelliJ</text:span></text:p>
      <text:p text:style-name="P62">- <text:span text:style-name="T66">Bitbucket<text:tab/><text:tab/><text:tab/>- </text:span><text:span text:style-name="T67">Github</text:span><text:span text:style-name="T66"><text:tab/><text:tab/><text:tab/>- </text:span><text:span text:style-name="T67">Xcode</text:span></text:p>
      <text:p text:style-name="P62"><text:soft-page-break/>- <text:span text:style-name="T67">Confluence<text:tab/><text:tab/><text:tab/>- Bamboo<text:tab/><text:tab/><text:tab/>- Sublime Text</text:span></text:p>
      <text:p text:style-name="P62"/>
      <text:p text:style-name="P62"/>
      <text:p text:style-name="P64"><text:span text:style-name="T57">Feb</text:span> <text:span text:style-name="T57">20</text:span><text:span text:style-name="T1">th</text:span> 201<text:span text:style-name="T57">7</text:span> – <text:span text:style-name="T60">Apr 21</text:span><text:span text:style-name="T4">st</text:span><text:span text:style-name="T60"> 2017</text:span></text:p>
      <text:p text:style-name="P34"><text:span text:style-name="T61">The </text:span>Home Depot</text:p>
      <text:p text:style-name="P30">Senior Java Developer</text:p>
      <text:p text:style-name="P28"/>
      <text:p text:style-name="P13"><text:tab/><text:span text:style-name="T59">Contributed to the d</text:span>evelop<text:span text:style-name="T59">ment of front-end and back-end software for a webapp to manage the products sold in stores.</text:span></text:p>
      <text:p text:style-name="P12"/>
      <text:p text:style-name="P12"/>
      <text:p text:style-name="P19">Achievements:</text:p>
      <text:p text:style-name="P12"/>
      <text:list xml:id="list220207881850957" text:continue-numbering="true" text:style-name="L1">
        <text:list-item>
          <text:p text:style-name="P50">Quickly ramped up on domain and project knowledge</text:p>
        </text:list-item>
      </text:list>
      <text:p text:style-name="P12"/>
      <text:p text:style-name="P12"/>
      <text:p text:style-name="P19">Technologies:</text:p>
      <text:p text:style-name="P12"/>
      <text:p text:style-name="P48">- <text:span text:style-name="T54">Javascript<text:tab/></text:span><text:tab/><text:tab/>- <text:span text:style-name="T58">Spring Web MVC</text:span><text:tab/><text:tab/><text:tab/>- <text:span text:style-name="T58">git</text:span></text:p>
      <text:p text:style-name="P48">- AngularJS <text:span text:style-name="T50">1.5</text:span><text:tab/><text:tab/>- <text:span text:style-name="T58">Spring Data<text:tab/></text:span><text:tab/><text:tab/><text:tab/>- <text:span text:style-name="T58">bash</text:span></text:p>
      <text:p text:style-name="P48">- <text:span text:style-name="T52">Angular Material</text:span><text:tab/><text:tab/>- <text:span text:style-name="T58">Hibernate</text:span><text:tab/><text:tab/><text:tab/><text:tab/>- <text:span text:style-name="T58">curl</text:span></text:p>
      <text:p text:style-name="P49">- <text:span text:style-name="T58">Sass (CSS)<text:tab/><text:tab/><text:tab/></text:span>- <text:span text:style-name="T58">Junit<text:tab/></text:span><text:tab/><text:tab/><text:tab/><text:tab/>- <text:span text:style-name="T58">netcat</text:span></text:p>
      <text:p text:style-name="P49">- <text:span text:style-name="T58">JasmineJS</text:span><text:tab/><text:tab/><text:tab/>- <text:span text:style-name="T58">Guava</text:span><text:tab/><text:tab/><text:tab/><text:tab/>- <text:span text:style-name="T58">Postman</text:span></text:p>
      <text:p text:style-name="P49">- <text:span text:style-name="T58">Protractor</text:span><text:tab/><text:tab/><text:tab/>- <text:span text:style-name="T51">Jackson<text:tab/></text:span><text:tab/><text:tab/><text:tab/>- <text:span text:style-name="T58">Newman</text:span></text:p>
      <text:p text:style-name="P49">- <text:span text:style-name="T58">NodeJS</text:span><text:tab/><text:tab/><text:tab/>- <text:span text:style-name="T58">slf4j<text:tab/><text:tab/></text:span><text:tab/><text:tab/><text:tab/>- <text:span text:style-name="T58">IntelliJ</text:span></text:p>
      <text:p text:style-name="P49">- <text:span text:style-name="T58">Gulp<text:tab/></text:span><text:tab/><text:tab/><text:tab/>- <text:span text:style-name="T58">Gradle</text:span><text:tab/><text:tab/><text:tab/><text:tab/>- <text:span text:style-name="T58">Sublime Text</text:span></text:p>
      <text:p text:style-name="P48">- <text:span text:style-name="T58">Java 1.8<text:tab/><text:tab/></text:span><text:tab/>- <text:span text:style-name="T58">Mybatis</text:span></text:p>
      <text:p text:style-name="P48">- <text:span text:style-name="T58">Spring Boot</text:span><text:tab/><text:tab/><text:tab/>- <text:span text:style-name="T58">SQL (MySQL)</text:span></text:p>
      <text:p text:style-name="P39"/>
      <text:p text:style-name="P12"/>
      <text:p text:style-name="P19">Soft Skills:</text:p>
      <text:p text:style-name="P12"/>
      <text:p text:style-name="P12">- <text:span text:style-name="T57">Pivotal Cloud Foundry<text:tab/>- Pivotal Tracker<text:tab/><text:tab/><text:tab/>- Github</text:span></text:p>
      <text:p text:style-name="P12">- <text:span text:style-name="T46">Jenkins</text:span></text:p>
      <text:p text:style-name="P12"/>
      <text:p text:style-name="P12"/>
      <text:p text:style-name="P28"><text:span text:style-name="T30">May</text:span> <text:span text:style-name="T30">12</text:span><text:span text:style-name="T1">th</text:span> 201<text:span text:style-name="T31">4</text:span> – <text:span text:style-name="T57">February 17</text:span><text:span text:style-name="T3">th</text:span><text:span text:style-name="T57"> 2017</text:span></text:p>
      <text:p text:style-name="P33">G<text:span text:style-name="T49">eorgia Tech Research Institute</text:span></text:p>
      <text:p text:style-name="P29">Research Scientist</text:p>
      <text:p text:style-name="P28"/>
      <text:p text:style-name="P12"><text:tab/>D<text:span text:style-name="T47">esigned and d</text:span>eveloped <text:span text:style-name="T30">front-end and back-end software for webapps mimicking google's services (mail, drive, etc.) but focusing on security.</text:span></text:p>
      <text:p text:style-name="P12"/>
      <text:p text:style-name="P12"/>
      <text:p text:style-name="P19">Achievements:</text:p>
      <text:p text:style-name="P12"/>
      <text:list xml:id="list220209336822405" text:continue-numbering="true" text:style-name="L1">
        <text:list-item>
          <text:p text:style-name="P54"><text:span text:style-name="T48">Met </text:span>aggressive deadline<text:span text:style-name="T33">s on a very late project</text:span></text:p>
        </text:list-item>
        <text:list-item>
          <text:p text:style-name="P55">Created the first unit tests for that project</text:p>
        </text:list-item>
        <text:list-item>
          <text:p text:style-name="P55">Researched and implemented significant parts of an SMTP &amp; IMAP server for a proof of <text:soft-page-break/>concept in under a month</text:p>
        </text:list-item>
      </text:list>
      <text:p text:style-name="P12"/>
      <text:p text:style-name="P12"/>
      <text:p text:style-name="P19">Technologies:</text:p>
      <text:p text:style-name="P12"/>
      <text:p text:style-name="P48">- <text:span text:style-name="T54">Javascript<text:tab/></text:span><text:tab/><text:tab/>- <text:span text:style-name="T55">SELinux</text:span><text:tab/><text:tab/><text:tab/><text:tab/>- <text:span text:style-name="T51">PL/SQL</text:span></text:p>
      <text:p text:style-name="P48">- AngularJS 1.2-<text:span text:style-name="T50">1.5</text:span><text:tab/><text:tab/>- <text:span text:style-name="T55">TypeSafe Config</text:span><text:tab/><text:tab/><text:tab/>- <text:span text:style-name="T55">git</text:span></text:p>
      <text:p text:style-name="P48">- <text:span text:style-name="T52">Angular Material</text:span><text:tab/><text:tab/>- <text:span text:style-name="T52">Guava</text:span><text:tab/><text:tab/><text:tab/><text:tab/>- <text:span text:style-name="T55">NodeJS</text:span></text:p>
      <text:p text:style-name="P48">- UI Bootstap<text:tab/><text:tab/><text:tab/>- Guice<text:tab/><text:tab/><text:tab/><text:tab/>- <text:span text:style-name="T55">SMTP</text:span></text:p>
      <text:p text:style-name="P48">- LESS (CSS)<text:tab/><text:tab/><text:tab/>- Jackson<text:tab/><text:tab/><text:tab/><text:tab/>- <text:span text:style-name="T55">IMAP</text:span></text:p>
      <text:p text:style-name="P48">- RequireJS<text:tab/><text:tab/><text:tab/>- <text:span text:style-name="T51">JAX-RS (</text:span>Jersey<text:span text:style-name="T51">)</text:span><text:tab/><text:tab/><text:tab/>- <text:span text:style-name="T55">WireShark</text:span></text:p>
      <text:p text:style-name="P48">- Java 1.7<text:tab/><text:tab/><text:tab/>- Spring Web MVC<text:tab/><text:tab/><text:tab/>- <text:span text:style-name="T55">iptables</text:span></text:p>
      <text:p text:style-name="P48">- <text:span text:style-name="T54">JEE<text:tab/><text:tab/><text:tab/></text:span><text:tab/>- REST<text:tab/><text:tab/><text:tab/><text:tab/>- bash</text:p>
      <text:p text:style-name="P48">- Junit<text:tab/><text:tab/><text:tab/><text:tab/>- JSON<text:tab/><text:tab/><text:tab/><text:tab/>- curl</text:p>
      <text:p text:style-name="P48">- TestNG<text:tab/><text:tab/><text:tab/>- slf4j<text:tab/><text:tab/><text:tab/><text:tab/><text:tab/>- telnet</text:p>
      <text:p text:style-name="P48">- Groovy<text:tab/><text:tab/><text:tab/>- Tuckey UrlRewriteFilter<text:tab/><text:tab/>- <text:span text:style-name="T51">netcat</text:span></text:p>
      <text:p text:style-name="P48">- Spock<text:tab/><text:tab/><text:tab/>- JasmineJS<text:tab/><text:tab/><text:tab/><text:tab/>- Jmeter</text:p>
      <text:p text:style-name="P48">- Gradle<text:tab/><text:tab/><text:tab/>- Metrics <text:span text:style-name="T54">(Dropwizard)</text:span><text:tab/><text:tab/>- IntelliJ</text:p>
      <text:p text:style-name="P48">- <text:span text:style-name="T54">Gulp<text:tab/></text:span><text:tab/><text:tab/><text:tab/>- <text:span text:style-name="T54">AMQP (Apache Qpid)<text:tab/></text:span><text:tab/>- Sublime Text</text:p>
      <text:p text:style-name="P48">- <text:span text:style-name="T54">Maven<text:tab/></text:span><text:tab/><text:tab/>- <text:span text:style-name="T55">SQL (Oracle)<text:tab/></text:span><text:tab/><text:tab/>- <text:span text:style-name="T51">RHEL</text:span></text:p>
      <text:p text:style-name="P39"/>
      <text:p text:style-name="P12"/>
      <text:p text:style-name="P19">Soft Skills:</text:p>
      <text:p text:style-name="P12"/>
      <text:p text:style-name="P12">- <text:span text:style-name="T32">JIRA<text:tab/><text:tab/><text:tab/><text:tab/>- Stash/BitBucket<text:tab/><text:tab/><text:tab/>- Confluence</text:span></text:p>
      <text:p text:style-name="P12">- <text:span text:style-name="T46">Jenkins<text:tab/><text:tab/><text:tab/>- Bamboo</text:span></text:p>
      <text:p text:style-name="P12"/>
      <text:p text:style-name="P12"/>
      <text:p text:style-name="P28"><text:span text:style-name="T13">February</text:span> 4<text:span text:style-name="T1">th</text:span> 201<text:span text:style-name="T13">3</text:span> - <text:span text:style-name="T30">May 9</text:span><text:span text:style-name="T2">th</text:span><text:span text:style-name="T30"> 2014</text:span></text:p>
      <text:p text:style-name="P32">Ericsson</text:p>
      <text:p text:style-name="P26">Senior Software Engineer</text:p>
      <text:p text:style-name="P26"/>
      <text:p text:style-name="P6"><text:tab/>Developed <text:span text:style-name="T14">back-end software that supports many aspects of Video On Demand. <text:s/>This included rentals, bookmarks, setup and teardown of HTTP / RTSP / DSMCC sessions, generating URLs for CDNs, applying concurrency restrictions, authenticating requests, saving statistics, and issuing alerts</text:span>.</text:p>
      <text:p text:style-name="P6"/>
      <text:p text:style-name="P6"/>
      <text:p text:style-name="P17">Achievements:</text:p>
      <text:p text:style-name="P6"/>
      <text:list xml:id="list220207625332257" text:continue-numbering="true" text:style-name="L1">
        <text:list-item>
          <text:p text:style-name="P56"><text:span text:style-name="T45">Created s</text:span>cripts and w<text:span text:style-name="T43">iki pages</text:span> for consistent dev deployment steps</text:p>
        </text:list-item>
        <text:list-item>
          <text:p text:style-name="P57"><text:span text:style-name="T45">Created the first automated smoke/i</text:span>ntegration tests</text:p>
        </text:list-item>
        <text:list-item>
          <text:p text:style-name="P56">Helped build tools for QA to <text:span text:style-name="T44">leverage when writing</text:span> automate<text:span text:style-name="T44">d</text:span> tests (sdk wrapper for auth testing, tweaked the RTSP <text:span text:style-name="T44">Jmeter </text:span>plugin, created a CDN simulator, <text:span text:style-name="T28">created a DSMCC Jmeter plugin</text:span>)</text:p>
        </text:list-item>
        <text:list-item>
          <text:p text:style-name="P57"><text:span text:style-name="T15">Fixed the </text:span>CI <text:span text:style-name="T45">configuration</text:span> (<text:span text:style-name="T15">adjusted when nightly builds ran, turned on unit test running</text:span>)</text:p>
        </text:list-item>
        <text:list-item>
          <text:p text:style-name="P63">Cleaned up <text:span text:style-name="T29">code in various</text:span> modules</text:p>
        </text:list-item>
      </text:list>
      <text:p text:style-name="P6"/>
      <text:p text:style-name="P6"/>
      <text:p text:style-name="P17">Technologies:</text:p>
      <text:p text:style-name="P6"><text:soft-page-break/></text:p>
      <text:p text:style-name="P6">- <text:span text:style-name="T16">Erlang R15 &amp; R16<text:tab/><text:tab/><text:tab/>- JSON<text:tab/><text:tab/><text:tab/>- Mongoid 2</text:span></text:p>
      <text:p text:style-name="P37">- <text:span text:style-name="T42">Rebar</text:span><text:tab/><text:tab/><text:tab/><text:tab/>- <text:span text:style-name="T42">NoSQL (MongoDB)</text:span><text:tab/>- <text:span text:style-name="T42">git</text:span></text:p>
      <text:p text:style-name="P38">- <text:span text:style-name="T42">MochiWeb</text:span><text:tab/><text:tab/><text:tab/><text:tab/><text:span text:style-name="T22">- AMQP (RabbitMQ)<text:tab/><text:tab/></text:span>- <text:span text:style-name="T42">bash</text:span></text:p>
      <text:p text:style-name="P37">- <text:span text:style-name="T42">Cowboy<text:tab/><text:tab/><text:tab/><text:tab/></text:span>- <text:span text:style-name="T42">Ruby 1.9</text:span><text:tab/><text:tab/><text:tab/>- <text:span text:style-name="T42">yum</text:span></text:p>
      <text:p text:style-name="P37">- <text:span text:style-name="T42">WebMachine</text:span><text:tab/><text:tab/><text:tab/><text:tab/><text:span text:style-name="T22">- Ruby on Rails 3.2<text:tab/><text:tab/></text:span>- <text:span text:style-name="T42">Jenkins</text:span></text:p>
      <text:p text:style-name="P42">- <text:span text:style-name="T42">Meck</text:span><text:tab/><text:tab/><text:tab/><text:tab/><text:tab/>- <text:span text:style-name="T42">RVM</text:span><text:tab/><text:tab/><text:tab/><text:tab/>- <text:span text:style-name="T42">curl</text:span></text:p>
      <text:p text:style-name="P37">- <text:span text:style-name="T42">Emongo</text:span><text:tab/><text:tab/><text:tab/><text:tab/>- <text:span text:style-name="T42">Bundler</text:span><text:tab/><text:tab/><text:tab/>- <text:span text:style-name="T42">Jmeter</text:span></text:p>
      <text:p text:style-name="P6">- <text:span text:style-name="T42">REST<text:tab/><text:tab/><text:tab/><text:tab/>- Rake<text:tab/><text:tab/><text:tab/><text:tab/>- Java 1.7</text:span></text:p>
      <text:p text:style-name="P37">- <text:span text:style-name="T42">RTSP</text:span><text:tab/><text:tab/><text:tab/><text:tab/><text:tab/>- <text:span text:style-name="T42">Rspec</text:span><text:tab/><text:tab/><text:tab/>- <text:span text:style-name="T42">Sublime Text</text:span></text:p>
      <text:p text:style-name="P37">- <text:span text:style-name="T42">DSMCC<text:tab/><text:tab/><text:tab/><text:tab/>- Decent Exposure<text:tab/><text:tab/>- Eclipse</text:span></text:p>
      <text:p text:style-name="P37"/>
      <text:p text:style-name="P6"/>
      <text:p text:style-name="P17">Soft Skills:</text:p>
      <text:p text:style-name="P6"/>
      <text:p text:style-name="P6">- <text:span text:style-name="T16">Gitorious<text:tab/><text:tab/><text:tab/><text:tab/>- GitHub<text:tab/><text:tab/><text:tab/>- VersionOne</text:span></text:p>
      <text:p text:style-name="P26"/>
      <text:p text:style-name="P26">September 4<text:span text:style-name="T1">th</text:span> 2012 - January 18<text:span text:style-name="T1">th</text:span> 2013</text:p>
      <text:p text:style-name="P31">Altisource</text:p>
      <text:p text:style-name="P25">Senior Software Engineer</text:p>
      <text:p text:style-name="P25"/>
      <text:p text:style-name="P1"><text:tab/>Developed software involved in migrating backlog data and synchronizing live updates of that data from a legacy database to the new products' MySQL database.</text:p>
      <text:p text:style-name="P1"/>
      <text:p text:style-name="P1"/>
      <text:p text:style-name="P15">Achievements:</text:p>
      <text:p text:style-name="P4"/>
      <text:list xml:id="list220209267544871" text:continue-numbering="true" text:style-name="L1">
        <text:list-item>
          <text:p text:style-name="P58">Added the first true unit tests</text:p>
        </text:list-item>
        <text:list-item>
          <text:p text:style-name="P59">Cleaned up integration tests</text:p>
        </text:list-item>
        <text:list-item>
          <text:p text:style-name="P58">Optimized and cleaned up the build</text:p>
        </text:list-item>
        <text:list-item>
          <text:p text:style-name="P58"><text:span text:style-name="T40">Prepared</text:span> the project for CI (Bamboo)</text:p>
        </text:list-item>
        <text:list-item>
          <text:p text:style-name="P58">Corrected anti-patterns throughout the project (and a few bugs)</text:p>
        </text:list-item>
        <text:list-item>
          <text:p text:style-name="P58">Cleaned up tons of compiler warnings</text:p>
        </text:list-item>
        <text:list-item>
          <text:p text:style-name="P58">Changed the process of developers running locally (and running integration tests) against a shared database to everyone running <text:span text:style-name="T41">against </text:span>their own local instance of MySQL</text:p>
        </text:list-item>
      </text:list>
      <text:p text:style-name="P1"/>
      <text:p text:style-name="P1"/>
      <text:p text:style-name="P14">Technologies:</text:p>
      <text:p text:style-name="P1"/>
      <text:p text:style-name="P1">- Java 1.7<text:tab/><text:tab/><text:tab/><text:tab/>- <text:span text:style-name="T39">Groovy</text:span><text:tab/><text:tab/><text:tab/><text:tab/>- <text:span text:style-name="T39">rpm</text:span></text:p>
      <text:p text:style-name="P1">- <text:span text:style-name="T39">Mockito</text:span><text:tab/><text:tab/><text:tab/><text:tab/>- <text:span text:style-name="T39">JSON</text:span><text:tab/><text:tab/><text:tab/><text:tab/>- <text:span text:style-name="T39">Chef</text:span></text:p>
      <text:p text:style-name="P10">- <text:span text:style-name="T39">Mybatis</text:span><text:tab/><text:tab/><text:tab/><text:tab/>- Maven 3<text:tab/><text:tab/><text:tab/><text:tab/>- AMQP <text:span text:style-name="T39">(</text:span>RabbitMQ<text:span text:style-name="T39">)</text:span></text:p>
      <text:p text:style-name="P11">- <text:span text:style-name="T39">Spring Integration</text:span><text:tab/><text:tab/><text:tab/>- <text:span text:style-name="T39">SQL (MySQL)</text:span><text:tab/><text:tab/><text:tab/>-<text:span text:style-name="T39"> Metrics (Yammer)</text:span></text:p>
      <text:p text:style-name="P4">- <text:span text:style-name="T39">Spring REST Client</text:span><text:tab/><text:tab/><text:tab/>- <text:span text:style-name="T39">git<text:tab/><text:tab/><text:tab/><text:tab/><text:tab/>- Eclipse</text:span></text:p>
      <text:p text:style-name="P4"/>
      <text:p text:style-name="P4"/>
      <text:p text:style-name="P15">Soft Skills:</text:p>
      <text:p text:style-name="P1"/>
      <text:p text:style-name="P1">- Bamboo<text:tab/><text:tab/><text:tab/><text:tab/>- Fisheye<text:tab/><text:tab/><text:tab/><text:tab/>- Confluence</text:p>
      <text:p text:style-name="P1"><text:soft-page-break/>- J<text:span text:style-name="T38">IRA</text:span></text:p>
      <text:p text:style-name="P1"/>
      <text:p text:style-name="P1"/>
      <text:p text:style-name="P25">February 12<text:span text:style-name="T1">th</text:span> 2008 - August 31<text:span text:style-name="T1">st</text:span> 2012</text:p>
      <text:p text:style-name="P31">M<text:span text:style-name="T17">M</text:span>odal <text:span text:style-name="T12">(formerly</text:span> MedQuist<text:span text:style-name="T12">)</text:span></text:p>
      <text:p text:style-name="P25">Software Architect</text:p>
      <text:p text:style-name="P25"/>
      <text:p text:style-name="P1"><text:tab/>Architected, designed, and developed software for medical transcription services. Used various </text:p>
      <text:p text:style-name="P1">technologies including EJB, Hibernate, Spring, etc.</text:p>
      <text:p text:style-name="P1"/>
      <text:p text:style-name="P1"/>
      <text:p text:style-name="P14">Achievements:</text:p>
      <text:p text:style-name="P1"/>
      <text:list xml:id="list1765681465" text:style-name="L2">
        <text:list-item>
          <text:p text:style-name="P60">Set up Splunk to index logs and email alerts for errors in dev, QA, and PT</text:p>
        </text:list-item>
        <text:list-item>
          <text:p text:style-name="P60">Refactored many pieces of legacy JDBC and stored procedure code to use Spring JdbcTemplate and JPA Entities</text:p>
        </text:list-item>
        <text:list-item>
          <text:p text:style-name="P60"><text:span text:style-name="T37">Ported over</text:span> a series of DB scripts to create a schema from scratch <text:span text:style-name="T37">from 1 project to another </text:span>so I could have a repeatable fresh environment separate from our shared dev environment (there was only the shared dev environment to test on for this project) </text:p>
        </text:list-item>
        <text:list-item>
          <text:p text:style-name="P60">With Talend Open Studio, I took a month to rewrite an archive and purge solution that took one of our DBAs a year to develop in PL/SQL (and didn't solve all of the requirements)</text:p>
        </text:list-item>
      </text:list>
      <text:p text:style-name="P1"/>
      <text:p text:style-name="P1"/>
      <text:p text:style-name="P14">Technologies:</text:p>
      <text:p text:style-name="P1"/>
      <text:p text:style-name="P45">- Java 1.5 &amp; 1.6<text:tab/><text:tab/>- JDBC<text:tab/><text:tab/><text:tab/>- Bash Scripting</text:p>
      <text:p text:style-name="P45">- Maven 2<text:tab/><text:tab/><text:tab/>- Selenium<text:tab/><text:tab/><text:tab/>- EJB3 (JTA, Stateless Session, MDBs,</text:p>
      <text:p text:style-name="P45">- JMS<text:tab/><text:tab/><text:tab/><text:tab/>- Talend Open Studio<text:tab/><text:tab/>Interceptors)</text:p>
      <text:p text:style-name="P45">- Apache Struts1<text:tab/><text:tab/>- slf4j<text:tab/><text:tab/><text:tab/><text:tab/>- Splunk 3 &amp; 4</text:p>
      <text:p text:style-name="P45">- PMD<text:tab/><text:tab/><text:tab/><text:tab/>- Logging (JDK Logger)<text:tab/>- Batch Scripting</text:p>
      <text:p text:style-name="P45">- JBoss 4.0.5, 4.2, 4.3, &amp; 5.1<text:tab/>- SoapUI<text:tab/><text:tab/><text:tab/>- J2EE (JSP, Custom Taglibs, Servlets)</text:p>
      <text:p text:style-name="P45">- Tiles<text:tab/><text:tab/><text:tab/><text:tab/>- JProfiler<text:tab/><text:tab/><text:tab/>- XML (DOM, XSLT, Xpath, Xquery)</text:p>
      <text:p text:style-name="P46">- Cobertura<text:tab/><text:tab/><text:tab/>- Jaxb<text:tab/><text:tab/><text:tab/><text:tab/>- OSB (Oracle Service Bus - Oracle's ESB)</text:p>
      <text:p text:style-name="P47">- JMX MBeans<text:tab/><text:tab/>- AspectJ<text:tab/><text:tab/><text:tab/>- Python/IronPython/Jython</text:p>
      <text:p text:style-name="P45">- Java<text:span text:style-name="T56">s</text:span>cript<text:tab/><text:tab/><text:tab/>- Oracle Coherence (as a 2nd<text:tab/></text:p>
      <text:p text:style-name="P45">- JUnit 3 &amp; 4<text:tab/><text:tab/><text:tab/>level cache for Hibernate)<text:tab/>- Spring Framework (core, tx, ws, jdbc,</text:p>
      <text:p text:style-name="P45">- PL/SQL<text:tab/><text:tab/><text:tab/>- Groovy<text:tab/><text:tab/><text:tab/>webmvc)</text:p>
      <text:p text:style-name="P45">- <text:span text:style-name="T56">JPA (</text:span>Hibernate<text:span text:style-name="T56">)</text:span><text:tab/><text:tab/>- Velocity Templates<text:tab/><text:tab/>- C# (consumed our webservices by</text:p>
      <text:p text:style-name="P45">- EasyMock<text:tab/><text:tab/><text:tab/>- EJB2 (Stateless Session)<text:tab/>writing test apps in C#)</text:p>
      <text:p text:style-name="P45">- SQL (Oracle)<text:tab/><text:tab/>- sed/awk<text:tab/><text:tab/><text:tab/>- Eclipse</text:p>
      <text:p text:style-name="P1"/>
      <text:p text:style-name="P1"/>
      <text:p text:style-name="P25">August 1<text:span text:style-name="T1">st</text:span> 2007 - February 1<text:span text:style-name="T18">1</text:span><text:span text:style-name="T1">th</text:span> 2008</text:p>
      <text:p text:style-name="P31">Guru Software Services</text:p>
      <text:p text:style-name="P25">Software Engineer – Lead Developer</text:p>
      <text:p text:style-name="P25"/>
      <text:p text:style-name="P1"><text:tab/>I was the <text:span text:style-name="T21">L</text:span>ead <text:span text:style-name="T21">D</text:span>eveloper in the U.S. I interfaced with customers and managed an outsource team in India. I primarily developed in J2EE technologies with Eclipse. I used Spring Framework for </text:p>
      <text:p text:style-name="P1">dependency injection, Apache Commons for logging, and Hibernate for Object-Relational Mapping. I </text:p>
      <text:p text:style-name="P1"><text:soft-page-break/>created and maintained webapps with JSP that were tested in Apache Tomcat and wrote the Ant build </text:p>
      <text:p text:style-name="P1">files for deployment (in both Windows and Linux environment). I also researched the control of scanners with JTwain and the re-writing of a TWAIN wrapper for Java.</text:p>
      <text:p text:style-name="P1"/>
      <text:p text:style-name="P14">Responsibilities:</text:p>
      <text:p text:style-name="P1"/>
      <text:list xml:id="list1567571419" text:style-name="L3">
        <text:list-item>
          <text:p text:style-name="P61">Gather requirements from customer and fine tuned these requirements in daily/weekly meetings</text:p>
        </text:list-item>
        <text:list-item>
          <text:p text:style-name="P61">Design interfaces and create associated documentation (screen shots &amp; storyboards)</text:p>
        </text:list-item>
        <text:list-item>
          <text:p text:style-name="P61">Oversee the functionality &amp; development of the user interface</text:p>
        </text:list-item>
        <text:list-item>
          <text:p text:style-name="P61">Design the implementation and create the design documents (UML)</text:p>
        </text:list-item>
        <text:list-item>
          <text:p text:style-name="P61"><text:span text:style-name="T36">Estimate</text:span> the initial time bids for projects</text:p>
        </text:list-item>
        <text:list-item>
          <text:p text:style-name="P61"><text:span text:style-name="T36">C</text:span>ommunicat<text:span text:style-name="T36">e</text:span> the requirements to the outsource team in India</text:p>
        </text:list-item>
        <text:list-item>
          <text:p text:style-name="P61"><text:span text:style-name="T36">C</text:span>ode review (and intervene when problems arise)</text:p>
        </text:list-item>
        <text:list-item>
          <text:p text:style-name="P61">Q/A test in both Windows and Linux environment<text:span text:style-name="T36">s</text:span></text:p>
        </text:list-item>
        <text:list-item>
          <text:p text:style-name="P61"><text:span text:style-name="T36">C</text:span>ustomer acceptance test and <text:span text:style-name="T36">make </text:span>any modifications to the project</text:p>
        </text:list-item>
      </text:list>
      <text:p text:style-name="P1"/>
      <text:p text:style-name="P1"/>
      <text:p text:style-name="P14">Technologies:</text:p>
      <text:p text:style-name="P1"/>
      <text:p text:style-name="P1">- <text:span text:style-name="T19">Java 1.4<text:tab/><text:tab/><text:tab/><text:tab/>- Spring Framework<text:tab/><text:tab/>- Apache Tomcat</text:span></text:p>
      <text:p text:style-name="P1">- J2EE<text:tab/><text:tab/><text:tab/><text:tab/><text:tab/>- Apache <text:span text:style-name="T35">Ant</text:span><text:tab/><text:tab/><text:tab/>- <text:span text:style-name="T35">HTML</text:span></text:p>
      <text:p text:style-name="P1">- <text:span text:style-name="T35">Commons Logging (log4j)<text:tab/></text:span><text:tab/>- <text:span text:style-name="T35">JNI</text:span><text:tab/><text:tab/><text:tab/><text:tab/>- <text:span text:style-name="T35">CSS</text:span></text:p>
      <text:p text:style-name="P1">- <text:span text:style-name="T35">Jtwain/TWAIN</text:span><text:tab/><text:tab/><text:tab/>- <text:span text:style-name="T35">Hibernate</text:span><text:tab/><text:tab/><text:tab/>- <text:span text:style-name="T35">JSP</text:span></text:p>
      <text:p text:style-name="P1"/>
      <text:p text:style-name="P1"/>
      <text:p text:style-name="P27">May 21<text:span text:style-name="T1">st</text:span> 2007 - <text:span text:style-name="T20">July</text:span> <text:span text:style-name="T20">3</text:span>1<text:span text:style-name="T1">st</text:span> 2007</text:p>
      <text:p text:style-name="P27"><text:span text:style-name="T11">Guru Software Services</text:span> (via Georgia Tech)</text:p>
      <text:p text:style-name="P27">Software Engineer – Team Lead</text:p>
      <text:p text:style-name="P27"/>
      <text:p text:style-name="P7"><text:tab/>I was the Team <text:span text:style-name="T21">L</text:span>ead in the development of the Rates Management Module of the Logi-soft </text:p>
      <text:p text:style-name="P7">software. We created a JSP webapp for managing shipping rates and calculating estimates for trucking </text:p>
      <text:p text:style-name="P7">costs. We used Hibernate for ORM and tested in Tomcat. In addition to developing the JSP pages and </text:p>
      <text:p text:style-name="P7">Hibernate code, I personally setup and managed a CVS repository as well as wrote the Ant build file and handled the deployment and delivery of the module to Guru Software Services.</text:p>
      <text:p text:style-name="P7"/>
      <text:p text:style-name="P7"/>
      <text:p text:style-name="P18">Technologies:</text:p>
      <text:p text:style-name="P7"/>
      <text:p text:style-name="P7">- <text:span text:style-name="T34">Java 1.4<text:tab/><text:tab/><text:tab/><text:tab/>- Hibernate<text:tab/><text:tab/><text:tab/>- CSS</text:span></text:p>
      <text:p text:style-name="P7">- J2EE<text:tab/><text:tab/><text:tab/><text:tab/><text:tab/>- Apache Tomcat<text:tab/><text:tab/>- JSP</text:p>
      <text:p text:style-name="P7">- Apache Ant<text:tab/><text:tab/><text:tab/><text:tab/>- <text:span text:style-name="T34">HTML</text:span></text:p>
      <text:p text:style-name="P8"/>
      <text:p text:style-name="P7"/>
      <text:p text:style-name="P22">HOBBIES</text:p>
      <text:p text:style-name="P1"/>
      <text:p text:style-name="P1"><text:tab/>Al<text:span text:style-name="T10">most al</text:span>l of my hobbies are centered around computers and technology. If the Zombie Apocalypse ever comes, I'm in trouble.</text:p>
      <text:p text:style-name="P1"/>
      <text:p text:style-name="P43">- JavaScript<text:tab/><text:tab/><text:tab/><text:tab/>- Clojure<text:tab/><text:tab/><text:tab/>- ANTLR</text:p>
      <text:p text:style-name="P43"><text:soft-page-break/>- KnockoutJS<text:tab/><text:tab/><text:tab/><text:tab/>- YAWS<text:tab/><text:tab/><text:tab/>- Lex &amp; Yacc</text:p>
      <text:p text:style-name="P44">- NodeJS (Express, Mongoose)<text:tab/>- C<text:tab/><text:tab/><text:tab/><text:tab/>- Debian</text:p>
      <text:p text:style-name="P43">- <text:span text:style-name="T53">Python<text:tab/><text:tab/><text:tab/></text:span><text:tab/>- C++<text:tab/><text:tab/><text:tab/><text:tab/>- FreeBSD</text:p>
      <text:p text:style-name="P43">- Groovy<text:tab/><text:tab/><text:tab/><text:tab/>- Qt<text:tab/><text:tab/><text:tab/><text:tab/>- Lua</text:p>
      <text:p text:style-name="P43">- Grails<text:tab/><text:tab/><text:tab/><text:tab/>- GTK+<text:tab/><text:tab/><text:tab/>- WebRTC</text:p>
      <text:p text:style-name="P43">- <text:span text:style-name="T53">Raspberry Pi</text:span><text:tab/><text:tab/><text:tab/><text:tab/>- Arduino<text:tab/><text:tab/><text:tab/>- HTML5 (Canvas, LocalStorage,</text:p>
      <text:p text:style-name="P43">- Perl<text:tab/><text:tab/><text:tab/><text:tab/><text:tab/>- Objective-C<text:tab/><text:tab/><text:tab/>WebSocket, WebWorker)</text:p>
      <text:p text:style-name="P43">- Ruby<text:tab/><text:tab/><text:tab/><text:tab/><text:tab/>- Smalltalk<text:tab/><text:tab/><text:tab/>- Elixir</text:p>
      <text:p text:style-name="P43">- Rails<text:tab/><text:tab/><text:tab/><text:tab/><text:tab/>- MongoDB<text:tab/><text:tab/><text:tab/>- Homebrewing (beer, mead, cider)</text:p>
      <text:p text:style-name="P9"/>
      <text:p text:style-name="P1"/>
      <text:p text:style-name="P20">EDUCATION</text:p>
      <text:p text:style-name="P1"/>
      <text:p text:style-name="P25">B.S. in Computer Science</text:p>
      <text:p text:style-name="P31">Georgia Institute of Technology</text:p>
      <text:p text:style-name="P25">Graduated: December 2007</text:p>
      <text:p text:style-name="P25">GPA: 3.05</text:p>
      <text:p text:style-name="P25">Major GPA: 3.44</text:p>
      <text:p text:style-name="P25"/>
      <text:p text:style-name="P1"/>
      <text:p text:style-name="P20">REFERENCES</text:p>
      <text:p text:style-name="P1"/>
      <text:p text:style-name="P1">Available upon requ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, sans-serif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Times New Roman1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3DT21H38M6S</meta:editing-duration>
    <meta:editing-cycles>154</meta:editing-cycles>
    <meta:generator>LibreOffice/7.3.7.2$Linux_X86_64 LibreOffice_project/30$Build-2</meta:generator>
    <dc:date>2024-02-04T22:02:07.280722729</dc:date>
    <meta:print-date>2014-09-28T23:55:10.308000000</meta:print-date>
    <meta:document-statistic meta:table-count="0" meta:image-count="0" meta:object-count="0" meta:page-count="9" meta:paragraph-count="256" meta:word-count="2242" meta:character-count="13460" meta:non-whitespace-character-count="10949"/>
    <meta:user-defined meta:name="Info 1"/>
    <meta:user-defined meta:name="Info 2"/>
    <meta:user-defined meta:name="Info 3"/>
    <meta:user-defined meta:name="Info 4"/>
  </office:meta>
</office:document-meta>
</file>